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Arial" style:font-name-complex="Arial" fo:font-size="16pt" style:font-size-asian="16pt" style:font-size-complex="16pt"/>
    </style:style>
    <style:style style:name="P2" style:parent-style-name="Обычный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3" style:parent-style-name="Обычный" style:family="paragraph">
      <style:paragraph-properties fo:text-align="center"/>
    </style:style>
    <style:style style:name="T4" style:parent-style-name="Основнойшрифтабзаца" style:family="text">
      <style:text-properties style:font-name="Arial" style:font-name-complex="Arial" fo:font-size="16pt" style:font-size-asian="16pt" style:font-size-complex="16pt"/>
    </style:style>
    <style:style style:name="P5" style:parent-style-name="Обычный" style:family="paragraph">
      <style:paragraph-properties fo:text-align="center"/>
      <style:text-properties style:font-name="Arial" style:font-name-asian="Arial" style:font-name-complex="Arial" fo:color="#000000" fo:font-size="16pt" style:font-size-asian="16pt" style:font-size-complex="16pt"/>
    </style:style>
    <style:style style:name="P6" style:parent-style-name="Обычный" style:family="paragraph">
      <style:paragraph-properties fo:text-align="center"/>
      <style:text-properties style:font-name="Arial" style:font-name-asian="Arial" style:font-name-complex="Arial" fo:color="#000000" fo:font-size="16pt" style:font-size-asian="16pt" style:font-size-complex="16pt"/>
    </style:style>
    <style:style style:name="P7" style:parent-style-name="Обычный" style:family="paragraph">
      <style:paragraph-properties fo:text-align="center"/>
      <style:text-properties style:font-name="Arial" style:font-name-asian="Arial" style:font-name-complex="Arial" fo:color="#000000" fo:font-size="16pt" style:font-size-asian="16pt" style:font-size-complex="16pt"/>
    </style:style>
    <style:style style:name="P8" style:parent-style-name="Обычный" style:family="paragraph">
      <style:paragraph-properties fo:text-align="center"/>
    </style:style>
    <style:style style:name="T9" style:parent-style-name="Основнойшрифтабзаца" style:family="text">
      <style:text-properties style:font-name="Arial" style:font-name-asian="Arial" style:font-name-complex="Arial" fo:color="#000000" fo:font-size="16pt" style:font-size-asian="16pt" style:font-size-complex="16pt"/>
    </style:style>
    <style:style style:name="T10" style:parent-style-name="Основнойшрифтабзаца" style:family="text">
      <style:text-properties style:font-name="Arial" style:font-name-asian="Arial" style:font-name-complex="Arial" fo:color="#000000" fo:font-size="16pt" style:font-size-asian="16pt" style:font-size-complex="16pt" fo:language="ru" fo:country="RU"/>
    </style:style>
    <style:style style:name="T11" style:parent-style-name="Основнойшрифтабзаца" style:family="text">
      <style:text-properties style:font-name="Arial" style:font-name-asian="Arial" style:font-name-complex="Arial" fo:color="#000000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ru" fo:country="RU"/>
    </style:style>
    <style:style style:name="P13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ru" fo:country="RU"/>
    </style:style>
    <style:style style:name="P14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ru" fo:country="RU"/>
    </style:style>
    <style:style style:name="P15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ru" fo:country="RU"/>
    </style:style>
    <style:style style:name="P16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ru" fo:country="RU"/>
    </style:style>
    <style:style style:name="P17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ru" fo:country="RU"/>
    </style:style>
    <style:style style:name="P18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ru" fo:country="RU"/>
    </style:style>
    <style:style style:name="P19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ru" fo:country="RU"/>
    </style:style>
    <style:style style:name="P20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ru" fo:country="RU"/>
    </style:style>
    <style:style style:name="P21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ru" fo:country="RU"/>
    </style:style>
    <style:style style:name="P22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23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24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25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26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27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28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29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30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31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32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33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34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35" style:parent-style-name="Standard" style:family="paragraph">
      <style:text-properties style:font-name="Arial" style:font-name-complex="Arial" fo:font-size="16pt" style:font-size-asian="16pt" style:font-size-complex="16pt" fo:language="ru" fo:country="RU"/>
    </style:style>
    <style:style style:name="P36" style:parent-style-name="Standard" style:family="paragraph">
      <style:paragraph-properties fo:text-align="end"/>
      <style:text-properties style:font-name="Arial" style:font-name-complex="Arial" fo:font-size="16pt" style:font-size-asian="16pt" style:font-size-complex="16pt" fo:language="ru" fo:country="RU"/>
    </style:style>
    <style:style style:name="P37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ru" fo:country="RU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39" style:parent-style-name="Оглавление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T40" style:parent-style-name="Гиперссылка" style:family="text">
      <style:text-properties fo:language="ru" fo:country="RU"/>
    </style:style>
    <style:style style:name="P41" style:parent-style-name="Оглавление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T42" style:parent-style-name="Гиперссылка" style:family="text">
      <style:text-properties fo:language="ru" fo:country="RU"/>
    </style:style>
    <style:style style:name="P43" style:parent-style-name="Оглавление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T44" style:parent-style-name="Гиперссылка" style:family="text">
      <style:text-properties fo:language="ru" fo:country="RU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46" style:parent-style-name="Заголовок1" style:family="paragraph">
      <style:text-properties fo:font-size="20pt" style:font-size-asian="20pt" style:font-size-complex="20pt" fo:language="ru" fo:country="RU"/>
    </style:style>
    <style:style style:name="P47" style:parent-style-name="Standard" style:family="paragraph">
      <style:paragraph-properties fo:text-align="center"/>
    </style:style>
    <style:style style:name="T48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T49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T50" style:parent-style-name="SourceText" style:family="text">
      <style:text-properties style:font-name="Arial" style:font-name-complex="Arial" fo:color="#E83E8C" fo:font-size="10.5pt" style:font-size-asian="10.5pt" fo:language="ru" fo:country="RU"/>
    </style:style>
    <style:style style:name="T51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212529" fo:font-size="20pt" style:font-size-asian="20pt" style:font-size-complex="20pt" fo:language="ru" fo:country="RU"/>
    </style:style>
    <style:style style:name="T52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T53" style:parent-style-name="SourceText" style:family="text">
      <style:text-properties style:font-name="Arial" style:font-name-complex="Arial" fo:color="#E83E8C" fo:font-size="10.5pt" style:font-size-asian="10.5pt" fo:language="ru" fo:country="RU"/>
    </style:style>
    <style:style style:name="T54" style:parent-style-name="SourceText" style:family="text">
      <style:text-properties style:font-name="Arial" style:font-name-complex="Arial" fo:color="#E83E8C" fo:font-size="10.5pt" style:font-size-asian="10.5pt" fo:language="ru" fo:country="RU"/>
    </style:style>
    <style:style style:name="T55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P56" style:parent-style-name="Standard" style:family="paragraph">
      <style:paragraph-properties fo:text-align="center"/>
    </style:style>
    <style:style style:name="T57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P58" style:parent-style-name="Standard" style:family="paragraph">
      <style:paragraph-properties fo:text-align="center"/>
    </style:style>
    <style:style style:name="T59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T60" style:parent-style-name="SourceText" style:family="text">
      <style:text-properties style:font-name="Arial" style:font-name-complex="Arial" fo:color="#E83E8C" fo:font-size="10.5pt" style:font-size-asian="10.5pt" fo:language="ru" fo:country="RU"/>
    </style:style>
    <style:style style:name="T61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P62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3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4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5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6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7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8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9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0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1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2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3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4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5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6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7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8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9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80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81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82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83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84" style:parent-style-name="Textbody" style:family="paragraph">
      <style:paragraph-properties fo:widows="2" fo:orphans="2"/>
    </style:style>
    <style:style style:name="T85" style:parent-style-name="Основнойшрифтабзаца" style:family="text">
      <style:text-properties style:font-name="Arial" style:font-name-complex="Arial" fo:color="#212529"/>
    </style:style>
    <style:style style:name="T86" style:parent-style-name="SourceText" style:family="text">
      <style:text-properties style:font-name="Arial" style:font-name-complex="Arial" fo:color="#E83E8C" fo:font-size="10.5pt" style:font-size-asian="10.5pt"/>
    </style:style>
    <style:style style:name="T87" style:parent-style-name="Основнойшрифтабзаца" style:family="text">
      <style:text-properties style:font-name="Arial" style:font-name-complex="Arial" fo:color="#212529"/>
    </style:style>
    <style:style style:name="T88" style:parent-style-name="SourceText" style:family="text">
      <style:text-properties style:font-name="Arial" style:font-name-complex="Arial" fo:color="#E83E8C" fo:font-size="10.5pt" style:font-size-asian="10.5pt"/>
    </style:style>
    <style:style style:name="T89" style:parent-style-name="Основнойшрифтабзаца" style:family="text">
      <style:text-properties style:font-name="Arial" style:font-name-complex="Arial" fo:color="#212529"/>
    </style:style>
    <style:style style:name="T90" style:parent-style-name="SourceText" style:family="text">
      <style:text-properties style:font-name="Arial" style:font-name-complex="Arial" fo:color="#E83E8C" fo:font-size="10.5pt" style:font-size-asian="10.5pt"/>
    </style:style>
    <style:style style:name="T91" style:parent-style-name="Основнойшрифтабзаца" style:family="text">
      <style:text-properties style:font-name="Arial" style:font-name-complex="Arial" fo:color="#212529"/>
    </style:style>
    <style:style style:name="T92" style:parent-style-name="Основнойшрифтабзаца" style:family="text">
      <style:text-properties style:font-name="Arial" style:font-name-complex="Arial" fo:color="#212529"/>
    </style:style>
    <style:style style:name="P93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94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95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96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97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98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99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00" style:parent-style-name="Textbody" style:family="paragraph">
      <style:paragraph-properties fo:widows="2" fo:orphans="2"/>
    </style:style>
    <style:style style:name="T101" style:parent-style-name="Основнойшрифтабзаца" style:family="text">
      <style:text-properties style:font-name="Arial" style:font-name-complex="Arial" fo:color="#212529"/>
    </style:style>
    <style:style style:name="T102" style:parent-style-name="SourceText" style:family="text">
      <style:text-properties style:font-name="Arial" style:font-name-complex="Arial" fo:color="#E83E8C" fo:font-size="10.5pt" style:font-size-asian="10.5pt"/>
    </style:style>
    <style:style style:name="T103" style:parent-style-name="Основнойшрифтабзаца" style:family="text">
      <style:text-properties style:font-name="Arial" style:font-name-complex="Arial" fo:color="#212529"/>
    </style:style>
    <style:style style:name="T104" style:parent-style-name="Основнойшрифтабзаца" style:family="text">
      <style:text-properties style:font-name="Arial" style:font-name-complex="Arial" fo:color="#212529"/>
    </style:style>
    <style:style style:name="P105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06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07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08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09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10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11" style:parent-style-name="Textbody" style:family="paragraph">
      <style:paragraph-properties fo:widows="2" fo:orphans="2"/>
    </style:style>
    <style:style style:name="T112" style:parent-style-name="Основнойшрифтабзаца" style:family="text">
      <style:text-properties style:font-name="Arial" style:font-name-complex="Arial" fo:color="#212529"/>
    </style:style>
    <style:style style:name="T113" style:parent-style-name="SourceText" style:family="text">
      <style:text-properties style:font-name="Arial" style:font-name-complex="Arial" fo:color="#E83E8C" fo:font-size="10.5pt" style:font-size-asian="10.5pt"/>
    </style:style>
    <style:style style:name="T114" style:parent-style-name="Основнойшрифтабзаца" style:family="text">
      <style:text-properties style:font-name="Arial" style:font-name-complex="Arial" fo:color="#212529"/>
    </style:style>
    <style:style style:name="T115" style:parent-style-name="SourceText" style:family="text">
      <style:text-properties style:font-name="Arial" style:font-name-complex="Arial" fo:color="#E83E8C" fo:font-size="10.5pt" style:font-size-asian="10.5pt"/>
    </style:style>
    <style:style style:name="T116" style:parent-style-name="Основнойшрифтабзаца" style:family="text">
      <style:text-properties style:font-name="Arial" style:font-name-complex="Arial" fo:color="#212529"/>
    </style:style>
    <style:style style:name="P117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18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19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20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21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22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23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 fo:font-size="20pt" style:font-size-asian="20pt" style:font-size-complex="20pt" fo:language="ru" fo:country="RU"/>
    </style:style>
    <style:style style:name="P124" style:parent-style-name="Заголовок1" style:family="paragraph">
      <style:text-properties fo:font-size="20pt" style:font-size-asian="20pt" style:font-size-complex="20pt" fo:language="ru" fo:country="RU"/>
    </style:style>
    <style:style style:name="P12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2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2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2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2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3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3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3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3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3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3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3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3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3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3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4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4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4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4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4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14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5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5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5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5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5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5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5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57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159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161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P16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63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164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165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166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P16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style:language-complex="ar" style:country-complex="SA" fo:hyphenate="true"/>
    </style:style>
    <style:style style:name="P16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69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style:language-complex="ar" style:country-complex="SA"/>
    </style:style>
    <style:style style:name="T170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171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style:language-complex="ar" style:country-complex="SA"/>
    </style:style>
    <style:style style:name="T172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173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style:language-complex="ar" style:country-complex="SA"/>
    </style:style>
    <style:style style:name="P17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75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176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177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178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P17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80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181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182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183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P18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85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186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187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P18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8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9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9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9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93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194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195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P19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9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9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99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200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201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P20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270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272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P27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7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7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7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7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7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7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8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8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8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8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8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8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8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8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288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289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290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291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292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P29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T294" style:parent-style-name="Основнойшрифтабзаца" style:family="text">
      <style:text-properties fo:language="ru" fo:country="RU"/>
    </style:style>
    <style:style style:name="T295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296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297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298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299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300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301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302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303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304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en" fo:country="US" style:language-complex="ar" style:country-complex="SA"/>
    </style:style>
    <style:style style:name="T305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T306" style:parent-style-name="Основнойшрифтабзаца" style:family="text">
      <style:text-properties style:font-name="Consolas" style:font-name-complex="Consolas" fo:color="#000000" style:letter-kerning="false" fo:font-size="11pt" style:font-size-asian="11pt" style:font-size-complex="11pt" fo:language="ru" fo:country="RU" style:language-complex="ar" style:country-complex="SA"/>
    </style:style>
    <style:style style:name="P307" style:parent-style-name="Заголовок1" style:family="paragraph">
      <style:text-properties fo:font-size="20pt" style:font-size-asian="20pt" style:font-size-complex="20pt" fo:language="ru" fo:country="RU"/>
    </style:style>
    <style:style style:name="T308" style:parent-style-name="Основнойшрифтабзаца" style:family="text">
      <style:text-properties style:font-name="Arial" style:font-name-complex="Arial" fo:language="ru" fo:country="RU"/>
    </style:style>
    <style:style style:name="T309" style:parent-style-name="Основнойшрифтабзаца" style:family="text">
      <style:text-properties style:font-name="Arial" style:font-name-complex="Arial" fo:language="ru" fo:country="RU"/>
    </style:style>
    <style:style style:name="T310" style:parent-style-name="Основнойшрифтабзаца" style:family="text">
      <style:text-properties style:font-name="Arial" style:font-name-complex="Arial" fo:language="en" fo:country="US"/>
    </style:style>
    <style:style style:name="T311" style:parent-style-name="Основнойшрифтабзаца" style:family="text">
      <style:text-properties style:font-name="Arial" style:font-name-complex="Arial" fo:language="ru" fo:country="RU"/>
    </style:style>
  </office:automatic-styles>
  <office:body>
    <office:text text:use-soft-page-breaks="true">
      <text:p text:style-name="P1">Федеральное государственное автономное образовательное учреждение высшего образования</text:p>
      <text:p text:style-name="P2">Национальный исследовательский университет ИТМО</text:p>
      <text:p text:style-name="P3"><text:span text:style-name="T4"><text:line-break/></text:span></text:p>
      <text:p text:style-name="P5">Факультет программной инженерии и компьютерной техники</text:p>
      <text:p text:style-name="P6">Направление подготовки: 09.03.01,<text:s/>Информатика и вычислительная техника</text:p>
      <text:p text:style-name="P7"/>
      <text:p text:style-name="P8"><text:span text:style-name="T9">Дисциплина «</text:span><text:span text:style-name="T10">Основы профессиональной деятельности</text:span><text:span text:style-name="T11">»</text:span></text:p>
      <text:p text:style-name="P12"/>
      <text:p text:style-name="P13">Вариант №322</text:p>
      <text:p text:style-name="P14"/>
      <text:p text:style-name="P15"/>
      <text:p text:style-name="P16"/>
      <text:p text:style-name="P17">Отчет</text:p>
      <text:p text:style-name="P18">По лабораторной работе №1</text:p>
      <text:p text:style-name="P19"/>
      <text:p text:style-name="P20"/>
      <text:p text:style-name="P21"/>
      <text:p text:style-name="P22">Студент</text:p>
      <text:p text:style-name="P23">Бушмелев Констнтин Алексеевич</text:p>
      <text:p text:style-name="P24"/>
      <text:p text:style-name="P25"/>
      <text:p text:style-name="P26"/>
      <text:p text:style-name="P27">Преподаватель</text:p>
      <text:p text:style-name="P28">Клименков Сергей Викторович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Санкт-Петербург, 2022</text:p>
      <text:p text:style-name="P38"/>
      <text:p text:style-name="Заголовокоглавления"/>
      <text:p text:style-name="Заголовокоглавления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9"><text:a xlink:href="#_Toc115024955" office:target-frame-name="_top" xlink:show="replace"><text:span text:style-name="T40">Текст задания</text:span><text:tab/>2</text:a></text:p>
          <text:p text:style-name="P41"><text:a xlink:href="#_Toc115024956" office:target-frame-name="_top" xlink:show="replace"><text:span text:style-name="T42">Выполнение работы</text:span><text:tab/>4</text:a></text:p>
          <text:p text:style-name="P43"><text:a xlink:href="#_Toc115024957" office:target-frame-name="_top" xlink:show="replace"><text:span text:style-name="T44">Результат выполнения работы</text:span><text:tab/>6</text:a></text:p>
        </text:index-body>
      </text:table-of-content>
      <text:p text:style-name="Обычный"/>
      <text:p text:style-name="P45"/>
      <text:h text:style-name="P46" text:outline-level="1"><text:bookmark-start text:name="_Toc115024955"/>Текст задания<text:bookmark-end text:name="_Toc115024955"/></text:h>
      <text:p text:style-name="P47"><text:span text:style-name="T48">1. Создать<text:s/></text:span><text:span text:style-name="T49">приведенное в варианте дерево каталогов и файлов с содержимым. В качестве корня дерева использовать каталог </text:span><text:span text:style-name="T50">lab0</text:span><text:span text:style-name="T51"> </text:span><text:span text:style-name="T52">своего домашнего каталога. Для создания и навигации по дереву использовать команды: </text:span><text:span text:style-name="T53">mkdir, echo, cat, touch, ls, pwd, cd, more, cp, rm, rmdir,<text:s/></text:span><text:span text:style-name="T54">mv</text:span><text:span text:style-name="T55">.</text:span></text:p>
      <text:p text:style-name="P56"><text:span text:style-name="T57">2. Установить согласно заданию права на файлы и каталоги при помощи</text:span></text:p>
      <text:p text:style-name="P58"><text:span text:style-name="T59">команды </text:span><text:span text:style-name="T60">chmod</text:span><text:span text:style-name="T61">, используя различные способы указания прав.</text:span></text:p>
      <text:list text:style-name="LFO1" text:continue-numbering="true">
        <text:list-item>
          <text:p text:style-name="P62">delcatty3: владелец должен читать директорию и переходить в нее; группа-владелец должна читать, записывать<text:s/>директорию и переходить в нее; остальные пользователи должны записывать директорию и переходить в нее</text:p>
        </text:list-item>
        <text:list-item>
          <text:p text:style-name="P63">swadloon: владелец должен записыв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</text:p>
        </text:list-item>
        <text:list-item>
          <text:p text:style-name="P64">chansey: права 644</text:p>
        </text:list-item>
        <text:list-item>
          <text:p text:style-name="P65">pansear: -wx-wx-wx</text:p>
        </text:list-item>
        <text:list-item>
          <text:p text:style-name="P66">totodile: права 317</text:p>
        </text:list-item>
        <text:list-item>
          <text:p text:style-name="P67">surskit: владелец должен читать файл; группа-владелец должна не иметь никаких прав; остальные пользователи должны читать файл</text:p>
        </text:list-item>
        <text:list-item>
          <text:p text:style-name="P68">hydreigon6: владелец должен читать файл; группа-владелец должна читать файл; остальные пользователи должны не иметь никаких прав</text:p>
        </text:list-item>
        <text:list-item>
          <text:p text:style-name="P69">litwick7: права 400</text:p>
        </text:list-item>
        <text:list-item>
          <text:p text:style-name="P70">misdreavus9: владелец должен читать директорию и переходить в нее; группа-владелец должна только переходить в директорию;<text:s/>остальные пользователи должны записывать директорию и переходить в нее</text:p>
        </text:list-item>
        <text:list-item>
          <text:p text:style-name="P71">sewaddle: r-x-w-r--</text:p>
        </text:list-item>
        <text:list-item>
          <text:p text:style-name="P72">samurott: владелец должен читать, записывать директорию и переходить в нее; группа-владелец должна читать директорию и переходить в нее; остальные пользователи должны записывать директорию и переходить в нее</text:p>
        </text:list-item>
        <text:list-item>
          <text:p text:style-name="P73">golduck: владелец должен не иметь никаких прав; группа-владелец должна не иметь никаких прав; остальные пользователи должны читать файл</text:p>
        </text:list-item>
        <text:list-item>
          <text:p text:style-name="P74">spinarak: r--------</text:p>
        </text:list-item>
        <text:list-item>
          <text:p text:style-name="P75">tentacruel: владелец должен читать директорию и переходить в нее; группа-владелец должна записывать директорию; остальные пользователи должны читать директорию</text:p>
        </text:list-item>
        <text:list-item>
          <text:p text:style-name="P76">nidoranF5: r-xrwxrw-</text:p>
        </text:list-item>
        <text:list-item>
          <text:p text:style-name="P77">roggenrola: права 571</text:p>
        </text:list-item>
        <text:list-item>
          <text:p text:style-name="P78">gurdurr: -wxrw---x</text:p>
        </text:list-item>
        <text:list-item>
          <text:p text:style-name="P79">torterra: rw--w--w-</text:p>
        </text:list-item>
        <text:list-item>
          <text:p text:style-name="P80">starly: -wxrwx-wx</text:p>
        </text:list-item>
        <text:list-item>
          <text:p text:style-name="P81">quagsire: права 066</text:p>
        </text:list-item>
        <text:list-item>
          <text:p text:style-name="P82">larvitar: rw-r-----</text:p>
        </text:list-item>
        <text:list-item>
          <text:p text:style-name="P83">nosepass0: владелец должен читать и записывать файл; группа-владелец должна записывать файл; остальные пользователи должны записывать файл</text:p>
        </text:list-item>
      </text:list>
      <text:p text:style-name="P84"><text:span text:style-name="T85">3. Скопировать часть дерева и создать ссылки внутри дерева согласно заданию при помощи команд </text:span><text:span text:style-name="T86">cp</text:span><text:span text:style-name="T87"> и </text:span><text:span text:style-name="T88">ln</text:span><text:span text:style-name="T89">, а также комманды </text:span><text:span text:style-name="T90">cat</text:span><text:span text:style-name="T91"> и пер</text:span><text:span text:style-name="T92">енаправления ввода-вывода.</text:span></text:p>
      <text:list text:style-name="LFO2" text:continue-numbering="true">
        <text:list-item>
          <text:p text:style-name="P93">скопировать рекурсивно директорию nidoranF5 в директорию lab0/delcatty3/swadloon</text:p>
        </text:list-item>
        <text:list-item>
          <text:p text:style-name="P94">cоздать жесткую ссылку для файла hydreigon6 с именем lab0/delcatty3/surskithydreigon</text:p>
        </text:list-item>
        <text:list-item>
          <text:p text:style-name="P95">объеденить содержимое файлов<text:s/>lab0/nidoranF5/quagsire, lab0/nidoranF5/quagsire, в новый файл lab0/hydreigon6_63</text:p>
        </text:list-item>
        <text:list-item>
          <text:p text:style-name="P96">скопировать файл nosepass0 в директорию lab0/nidoranF5/gurdurr</text:p>
        </text:list-item>
        <text:list-item>
          <text:p text:style-name="P97">создать символическую ссылку c именем Copy_49 на директорию misdreavus9 в каталоге lab0</text:p>
        </text:list-item>
        <text:list-item>
          <text:p text:style-name="P98">cоздать символическую ссылку для файла nosepass0 с именем lab0/nidoranF5/larvitarnosepass</text:p>
        </text:list-item>
        <text:list-item>
          <text:p text:style-name="P99">скопировать содержимое файла litwick7 в новый файл lab0/delcatty3/chanseylitwick</text:p>
        </text:list-item>
      </text:list>
      <text:p text:style-name="P100"><text:span text:style-name="T101">4. Используя команды </text:span><text:span text:style-name="T102">cat, wc, ls, head, tail, echo, sort, grep</text:span><text:span text:style-name="T103"> выполнить в соответствии с вариантом<text:s/></text:span><text:span text:style-name="T104">задания поиск и фильтрацию файлов, каталогов и содержащихся в них данных.</text:span></text:p>
      <text:list text:style-name="LFO3" text:continue-numbering="true">
        <text:list-item>
          <text:p text:style-name="P105">Подсчитать количество символов содержимого файла hydreigon6, результат записать в файл в директории /tmp, подавить вывод ошибок доступа</text:p>
        </text:list-item>
        <text:list-item>
          <text:p text:style-name="P106">Вывести три последних элемента рекурсивного списка имен и атрибутов файлов в директории lab0, начинающихся на символ 'l', список отсортировать по возрастанию даты доступа к файлу, ошибки доступа не подавлять и не перенаправлять</text:p>
        </text:list-item>
        <text:list-item>
          <text:p text:style-name="P107">Вывести содержимое файла hydreigon6, оставить только строки, заканчивающиеся на 'e', ошибки доступа перенаправить в файл в директории /tmp</text:p>
        </text:list-item>
        <text:list-item>
          <text:p text:style-name="P108">Рекурсивно вывести содержимое файлов из директории lab0, имя которых начинается на 't', строки отсортировать по имени a-&gt;z, добавить вывод ошибок доступа в стандартный поток вывода</text:p>
        </text:list-item>
        <text:list-item>
          <text:p text:style-name="P109">Вывести два первых элемента рекурсивного списка имен и атрибутов файлов в директории lab0, содержащих строку "ro", список отсортировать по убыванию количества жестких ссылок, подавить вывод ошибок доступа</text:p>
        </text:list-item>
        <text:list-item>
          <text:p text:style-name="P110">Вывести три первых элемента рекурсивного списка имен и атрибутов файлов в директории lab0, список отсортировать по убыванию количества жестких ссылок, ошибки доступа перенаправить в файл в директории /tmp</text:p>
        </text:list-item>
      </text:list>
      <text:p text:style-name="P111"><text:span text:style-name="T112">5. Выполнить удаление файлов и каталогов при помощи команд </text:span><text:span text:style-name="T113">rm</text:span><text:span text:style-name="T114"> и </text:span><text:span text:style-name="T115">rmdir</text:span><text:span text:style-name="T116"> согласно варианту задания.</text:span></text:p>
      <text:list text:style-name="LFO4" text:continue-numbering="true">
        <text:list-item>
          <text:p text:style-name="P117">Удалить файл litwick7</text:p>
        </text:list-item>
        <text:list-item>
          <text:p text:style-name="P118">Удалить файл lab0/delcatty3/chansey</text:p>
        </text:list-item>
        <text:list-item>
          <text:p text:style-name="P119">удалить символические ссылки lab0/nidoranF5/larvitarnosepa*</text:p>
        </text:list-item>
        <text:list-item>
          <text:p text:style-name="P120">удалить жесткие ссылки lab0/delcatty3/surskithydreig*</text:p>
        </text:list-item>
        <text:list-item>
          <text:p text:style-name="P121">Удалить директорию misdreavus9</text:p>
        </text:list-item>
        <text:list-item>
          <text:p text:style-name="P122">Удалить директорию lab0/delcatty3/pansear</text:p>
        </text:list-item>
      </text:list>
      <text:p text:style-name="P123"/>
      <text:h text:style-name="P124" text:outline-level="1"><text:bookmark-start text:name="_Toc115024956"/>Выполнение работы<text:bookmark-end text:name="_Toc115024956"/></text:h>
      <text:p text:style-name="P125">mkdir lab0</text:p>
      <text:p text:style-name="P126">cd lab0</text:p>
      <text:p text:style-name="P127">mkdir delcatty3</text:p>
      <text:p text:style-name="P128">cd delcatty3</text:p>
      <text:p text:style-name="P129">mkdir swadloon</text:p>
      <text:p text:style-name="P130">touch chansey</text:p>
      <text:p text:style-name="P131">mkdir pansear</text:p>
      <text:p text:style-name="P132">mkdir totodile</text:p>
      <text:p text:style-name="P133">touch surskit</text:p>
      <text:p text:style-name="P134">cd ..</text:p>
      <text:p text:style-name="P135">touch hydreigon6</text:p>
      <text:p text:style-name="P136">touch litwick7</text:p>
      <text:p text:style-name="P137">mkdir misdreavus9</text:p>
      <text:p text:style-name="P138">cd misdreavus9</text:p>
      <text:p text:style-name="P139">mkdir sewaddle</text:p>
      <text:p text:style-name="P140">mkdir samurott</text:p>
      <text:p text:style-name="P141">touch golduck</text:p>
      <text:p text:style-name="P142">touch<text:s/>spinarak</text:p>
      <text:p text:style-name="P143">mkdir tentacruel</text:p>
      <text:p text:style-name="P144">cd ..</text:p>
      <text:p text:style-name="P145">mkdir nidoranF5</text:p>
      <text:p text:style-name="P146">cd nidoranF5</text:p>
      <text:p text:style-name="P147">mkdir roggenrola</text:p>
      <text:p text:style-name="P148">mkdir gurdurr</text:p>
      <text:p text:style-name="P149">touch torterra</text:p>
      <text:p text:style-name="P150">mkdir starly</text:p>
      <text:p text:style-name="P151">touch quaqsire</text:p>
      <text:p text:style-name="P152">touch larvitar</text:p>
      <text:soft-page-break/>
      <text:p text:style-name="P153">cd ..</text:p>
      <text:p text:style-name="P154">touch nosepass0</text:p>
      <text:p text:style-name="P155">cd delcatty3</text:p>
      <text:p text:style-name="P156"><text:span text:style-name="T157">echo -e "</text:span><text:span text:style-name="T158">Развитые</text:span><text:span text:style-name="T159"><text:s/></text:span><text:span text:style-name="T160">способности</text:span><text:span text:style-name="T161"><text:s/>Friend Guard\nHealer" &gt; chansey</text:span></text:p>
      <text:p text:style-name="P162"><text:span text:style-name="T163">echo -e<text:s/></text:span><text:span text:style-name="T164">"</text:span><text:span text:style-name="T165">Способности</text:span><text:span text:style-name="T166"><text:s/>Bubble Quick Attack Sweet Scent Water\nSport Bubblebeam Agility Haze Mist Baton Pass" &gt; surskit</text:span></text:p>
      <text:p text:style-name="P167">cd ..</text:p>
      <text:p text:style-name="P168"><text:span text:style-name="T169">echo -e "cave\n</text:span><text:span text:style-name="T170">развитые</text:span><text:span text:style-name="T171"><text:s/></text:span><text:span text:style-name="T172">способности</text:span><text:span text:style-name="T173"><text:s/>Hyper Cutter" &gt; hydreigon6</text:span></text:p>
      <text:p text:style-name="P174"><text:span text:style-name="T175">echo -e "</text:span><text:span text:style-name="T176">Ходы</text:span><text:span text:style-name="T177"><text:s/>Dark Pulse Heat Wave Pain\nSplit Sleep Talk Snore<text:s/></text:span><text:span text:style-name="T178">SpiteTrick" &gt; litwick7</text:span></text:p>
      <text:p text:style-name="P179"><text:span text:style-name="T180">echo -e "</text:span><text:span text:style-name="T181">Ходы</text:span><text:span text:style-name="T182"><text:s text:c="2"/>Aqua Jet Aqua Tail\nBody Slam Brine Counter Dive Double-Edge Dynamicpunch Focus Punch Fury\nCutter Ice Punch Icy wind Iron Tail Low Kick Magic Coat Mega Kick Mega\nPunch Mud-Slap Role Play Seismic Toss Signal Beam Slee</text:span><text:span text:style-name="T183">p Talk Snore\nSwift Water Sport Wonder Room Worry Seed Zen\nHeadbutt" &gt; golduck</text:span></text:p>
      <text:p text:style-name="P184"><text:span text:style-name="T185">echo -e "</text:span><text:span text:style-name="T186">Способоности</text:span><text:span text:style-name="T187"><text:s/>Swarm Venom Insomnia\nFrisk" &gt; spinarak</text:span></text:p>
      <text:p text:style-name="P188">cd ..</text:p>
      <text:p text:style-name="P189">cd lab0</text:p>
      <text:p text:style-name="P190">cd nidoranF5</text:p>
      <text:p text:style-name="P191">echo -e "Turns Block Bullet Seed Earth Power Frenzy Plant Giga\nDrain Grass Pledge Earth Power Iron Tail Mud-Slap Natural\nGift Outrage Rock Climb Secret Power Seed Bomb Sleep Talk Snore\nStealh Rock Superpower Synthesis Wood Hammer Worry\nSeed" &gt; torterra</text:p>
      <text:p text:style-name="P192"><text:span text:style-name="T193">echo "</text:span><text:span text:style-name="T194">Живет</text:span><text:span text:style-name="T195"><text:s/>Freshwater" &gt; quaqsire</text:span></text:p>
      <text:p text:style-name="P196">echo -e "wegiht = 158.7 heigt = 24.0\natk = 6 def =<text:s/>5" &gt; larvitar</text:p>
      <text:p text:style-name="P197">cd ..</text:p>
      <text:p text:style-name="P198"><text:span text:style-name="T199">echo "</text:span><text:span text:style-name="T200">Живет</text:span><text:span text:style-name="T201"><text:s/>Beach Cave Mountain" &gt; nosepass0</text:span></text:p>
      <text:p text:style-name="P202">chmod 573 delcatty3</text:p>
      <text:p text:style-name="P203">cd delcatty3</text:p>
      <text:p text:style-name="P204">chmod 373 swadloon</text:p>
      <text:p text:style-name="P205">chmod 644 chansey</text:p>
      <text:p text:style-name="P206">chmod 333 pansear</text:p>
      <text:p text:style-name="P207">chmod 317 totodile</text:p>
      <text:p text:style-name="P208">chmod 404 surskit</text:p>
      <text:p text:style-name="P209">cd ..</text:p>
      <text:p text:style-name="P210">chmod 440 hydreigon6</text:p>
      <text:p text:style-name="P211">chmod 400 litwick7</text:p>
      <text:p text:style-name="P212">chmod 513<text:s/>misdreavus9</text:p>
      <text:p text:style-name="P213">cd misdreavus9</text:p>
      <text:p text:style-name="P214">chmod 524 sewaddle</text:p>
      <text:p text:style-name="P215">chmod 753 samurott</text:p>
      <text:p text:style-name="P216">chmod 004 golduck</text:p>
      <text:p text:style-name="P217">chmod 400 spinarak</text:p>
      <text:p text:style-name="P218">chmod 524 tentacruel</text:p>
      <text:p text:style-name="P219">cd ..</text:p>
      <text:p text:style-name="P220">chmod 576 nidoranF5</text:p>
      <text:p text:style-name="P221">cd nidoranF5</text:p>
      <text:p text:style-name="P222">chmod 571 roggenrola</text:p>
      <text:p text:style-name="P223">chmod 361 gurdurr</text:p>
      <text:p text:style-name="P224">chmod 622 torterra</text:p>
      <text:p text:style-name="P225">chmod 373 starly</text:p>
      <text:p text:style-name="P226">chmod 066<text:s/>quaqsire</text:p>
      <text:p text:style-name="P227">chmod 640 larvitar</text:p>
      <text:p text:style-name="P228">cd ..</text:p>
      <text:p text:style-name="P229">chmod 622 nosepass0</text:p>
      <text:p text:style-name="P230">cd nidoranF5</text:p>
      <text:p text:style-name="P231">chmod 500 gurdurr</text:p>
      <text:soft-page-break/>
      <text:p text:style-name="P232">chmod 500 starly</text:p>
      <text:p text:style-name="P233">chmod 500 quaqsire</text:p>
      <text:p text:style-name="P234">cd ..</text:p>
      <text:p text:style-name="P235">cp -r nidoranF5 delcatty3/swadloon</text:p>
      <text:p text:style-name="P236">cd nidoranF5</text:p>
      <text:p text:style-name="P237">chmod 361 gurdurr</text:p>
      <text:p text:style-name="P238">chmod 373 starly</text:p>
      <text:p text:style-name="P239">chmod 066 quaqsire</text:p>
      <text:p text:style-name="P240">cd ..</text:p>
      <text:p text:style-name="P241">chmod 700<text:s/>hydreigon6</text:p>
      <text:p text:style-name="P242">chmod 700 delcatty3</text:p>
      <text:p text:style-name="P243">ln -P hydreigon6 delcatty3/surskithydreigon</text:p>
      <text:p text:style-name="P244">chmod 440 hydreigon6</text:p>
      <text:p text:style-name="P245">chmod 573 delcatty3</text:p>
      <text:p text:style-name="P246">cd nidoranF5</text:p>
      <text:p text:style-name="P247">chmod 400 quaqsire</text:p>
      <text:p text:style-name="P248">cd ..</text:p>
      <text:p text:style-name="P249">cat nidoranF5/quaqsire nidoranF5/quaqsire &gt; hydreigon6_63</text:p>
      <text:p text:style-name="P250">cd nidoranF5</text:p>
      <text:p text:style-name="P251">chmod 066 quaqsire</text:p>
      <text:p text:style-name="P252">cd ..</text:p>
      <text:p text:style-name="P253">cp<text:s/>nosepass0 nidoranF5/gurdurr</text:p>
      <text:p text:style-name="P254">ln -s misdreavus9 Copy_49</text:p>
      <text:p text:style-name="P255">chmod 700 nidoranF5</text:p>
      <text:p text:style-name="P256">ln -s nosepass0 nidoranF5/larvitarnosepass</text:p>
      <text:p text:style-name="P257">chmod 576 nidoranF5</text:p>
      <text:p text:style-name="P258">chmod 700 delcatty3</text:p>
      <text:p text:style-name="P259">cat litwick7 &gt; delcatty3/chanseylitwick</text:p>
      <text:p text:style-name="P260">chmod 573 delcatty3</text:p>
      <text:p text:style-name="P261">mkdir tmp</text:p>
      <text:p text:style-name="P262">cd tmp</text:p>
      <text:p text:style-name="P263">touch res4.1</text:p>
      <text:p text:style-name="P264">touch err4.3</text:p>
      <text:p text:style-name="P265">touch err4.6</text:p>
      <text:p text:style-name="P266">cd ..</text:p>
      <text:p text:style-name="P267">wc -c hydreigon6 &gt; tmp/res4.1 2&gt;/dev/null</text:p>
      <text:p text:style-name="P268">ls -ltr * | grep ^l | tail -n3</text:p>
      <text:p text:style-name="P269"><text:span text:style-name="T270">cat hydreigon6 | grep<text:s/></text:span><text:span text:style-name="T271">е</text:span><text:span text:style-name="T272">$ 2&gt;tmp/err4.3</text:span></text:p>
      <text:p text:style-name="P273">cat $(find . -name 't*') | sort 2&gt;&amp;1</text:p>
      <text:p text:style-name="P274">ls -lR 2&gt;/dev/null | sort -k2 | grep ro | head -n2<text:s/></text:p>
      <text:p text:style-name="P275">ls -l 2&gt;/tmp/err4.6 | sort -k2 |<text:s/>head -n3<text:s/></text:p>
      <text:p text:style-name="P276">rm litwick7</text:p>
      <text:p text:style-name="P277">cd delcatty3</text:p>
      <text:p text:style-name="P278">chmod 700 chansey</text:p>
      <text:p text:style-name="P279">cd<text:s/>..</text:p>
      <text:p text:style-name="P280">chmod 700 delcatty3</text:p>
      <text:p text:style-name="P281">rm delcatty3/chansey</text:p>
      <text:p text:style-name="P282">chmod<text:s/>700 nidoranF5</text:p>
      <text:p text:style-name="P283">rm nidoranF5/larvitarnosepass</text:p>
      <text:p text:style-name="P284">rm delcatty3/surskithydreigon</text:p>
      <text:p text:style-name="P285">chmod -R 700 misdreavus9</text:p>
      <text:p text:style-name="P286">rm -r<text:s/>misdreavus9</text:p>
      <text:p text:style-name="P287"><text:span text:style-name="T288">rmdir</text:span><text:span text:style-name="T289"><text:s/></text:span><text:span text:style-name="T290">delcatty</text:span><text:span text:style-name="T291">3/</text:span><text:span text:style-name="T292">pansear</text:span></text:p>
      <text:p text:style-name="P293"/>
      <text:p text:style-name="Обычный"><text:span text:style-name="T294">//не хватило прав на удаление файла<text:s/></text:span><text:span text:style-name="T295">delcatty</text:span><text:span text:style-name="T296">3/</text:span><text:span text:style-name="T297">chansey</text:span><text:span text:style-name="T298">,<text:s/></text:span><text:span text:style-name="T299">nidoranF</text:span><text:span text:style-name="T300">5/</text:span><text:span text:style-name="T301">larvitarnosepass</text:span><text:span text:style-name="T302"><text:s/></text:span><text:span text:style-name="T303">и директории<text:s/></text:span><text:span text:style-name="T304">misdreavus</text:span><text:span text:style-name="T305">9<text:s/></text:span><text:span text:style-name="T306">: выданы права.</text:span></text:p>
      <text:soft-page-break/>
      <text:h text:style-name="P307" text:outline-level="1">Заключение</text:h>
      <text:p text:style-name="Standard"><text:span text:style-name="T308">В ходе в</text:span><text:span text:style-name="T309">ыполнения лабораторной работы я изучил основные команды ОС семейства<text:s/></text:span><text:span text:style-name="T310">UNIX</text:span><text:span text:style-name="T311">, научился работать с каталогами, задавать права на файлы и каталоги, создавать жесткие и символические ссылки, осуществлять поиск и фильтрацию файло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Courier New" style:font-name-asian="MS PGothic" style:font-name-complex="Courier New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widows="2" fo:orphans="2" style:vertical-align="auto" fo:line-height="103%"/>
      <style:text-properties style:letter-kerning="false" fo:language="ru" fo:country="RU" style:language-asian="ru" style:country-asian="RU" style:language-complex="ar" style:country-complex="SA" fo:hyphenate="true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Костя Бушмелев</dc:creator>
    <meta:creation-date>2009-04-16T11:32:00Z</meta:creation-date>
    <dc:date>2022-10-06T06:02:00Z</dc:date>
    <meta:template xlink:href="Normal" xlink:type="simple"/>
    <meta:editing-cycles>8</meta:editing-cycles>
    <meta:editing-duration>PT4620S</meta:editing-duration>
    <meta:user-defined meta:name="Info 1"/>
    <meta:user-defined meta:name="Info 2"/>
    <meta:user-defined meta:name="Info 3"/>
    <meta:user-defined meta:name="Info 4"/>
    <meta:document-statistic meta:page-count="7" meta:paragraph-count="17" meta:word-count="1323" meta:character-count="8851" meta:row-count="62" meta:non-whitespace-character-count="7545"/>
  </office:meta>
</office:document-meta>
</file>